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ff5a" officeooo:paragraph-rsid="0004ff5a"/>
    </style:style>
    <style:style style:name="P2" style:family="paragraph" style:parent-style-name="Standard">
      <style:paragraph-properties fo:text-align="start" style:justify-single-word="false"/>
      <style:text-properties officeooo:rsid="0004ff5a" officeooo:paragraph-rsid="0004ff5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4ff5a" officeooo:paragraph-rsid="0004ff5a"/>
    </style:style>
    <style:style style:name="P4" style:family="paragraph" style:parent-style-name="Standard">
      <style:paragraph-properties fo:text-align="center" style:justify-single-word="false"/>
      <style:text-properties fo:font-size="18pt" officeooo:rsid="0004ff5a" officeooo:paragraph-rsid="0004ff5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0pt" officeooo:rsid="0004ff5a" officeooo:paragraph-rsid="0004ff5a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04ff5a" officeooo:paragraph-rsid="0004ff5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05d8d1" officeooo:paragraph-rsid="0005d8d1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04ff5a" officeooo:paragraph-rsid="0004ff5a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fo:font-weight="normal" officeooo:rsid="0005d8d1" officeooo:paragraph-rsid="0005d8d1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04ff5a" officeooo:paragraph-rsid="0004ff5a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4ff5a" officeooo:paragraph-rsid="0004ff5a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04ff5a" officeooo:paragraph-rsid="0004ff5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4ff5a" officeooo:paragraph-rsid="0004ff5a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05d8d1" officeooo:paragraph-rsid="0005d8d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5d8d1" officeooo:paragraph-rsid="0005d8d1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rsid="000762bb" officeooo:paragraph-rsid="000762b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0762bb" officeooo:paragraph-rsid="000762b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82127" officeooo:paragraph-rsid="00082127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082127" officeooo:paragraph-rsid="00082127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officeooo:rsid="0004ff5a" officeooo:paragraph-rsid="0004ff5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082127" officeooo:paragraph-rsid="00082127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sans-serif"/>
    </style:style>
    <style:style style:name="T4" style:family="text">
      <style:text-properties style:font-name="sans-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àctica 2 – Configuració del servidor web</text:p>
      <text:p text:style-name="P1"/>
      <text:list xml:id="list3313852014" text:style-name="L1">
        <text:list-item>
          <text:p text:style-name="P3">En cas que no el tingueu, instal·lar el apache server.</text:p>
        </text:list-item>
      </text:list>
      <text:p text:style-name="P2"/>
      <text:p text:style-name="P2"><text:span text:style-name="T1">[root@i05 modules]# dnf -y install httpd</text:span></text:p>
      <text:p text:style-name="P6">Last metadata expiration check: 0:03:41 ago on Fri 15 Jan 2021 11:31:04 AM CET.</text:p>
      <text:p text:style-name="P6">Package httpd-2.4.46-1.fc32.x86_64 is already installed.</text:p>
      <text:p text:style-name="P6">Dependencies resolved.</text:p>
      <text:p text:style-name="P6">Nothing to do.</text:p>
      <text:p text:style-name="P6">Complete!</text:p>
      <text:p text:style-name="P2"/>
      <text:list xml:id="list121033177995934" text:continue-numbering="true" text:style-name="L1">
        <text:list-item>
          <text:p text:style-name="P3">Identificar el sistema i identificar els paquets i components dels servei.</text:p>
        </text:list-item>
      </text:list>
      <text:p text:style-name="P2"/>
      <text:p text:style-name="P5"/>
      <text:p text:style-name="P5">/etc/httpd/conf</text:p>
      <text:p text:style-name="P5">/etc/httpd/conf.d/autoindex.conf</text:p>
      <text:p text:style-name="P5">/etc/httpd/conf.d/userdir.conf</text:p>
      <text:p text:style-name="P5">/etc/httpd/conf.d/welcome.conf</text:p>
      <text:p text:style-name="P5">/etc/httpd/conf.modules.d</text:p>
      <text:p text:style-name="P5">/etc/httpd/conf.modules.d/00-base.conf</text:p>
      <text:p text:style-name="P5">/etc/httpd/conf.modules.d/00-dav.conf</text:p>
      <text:p text:style-name="P5">/etc/httpd/conf.modules.d/00-lua.conf</text:p>
      <text:p text:style-name="P5">/etc/httpd/conf.modules.d/00-mpm.conf</text:p>
      <text:p text:style-name="P5">/etc/httpd/conf.modules.d/00-optional.conf</text:p>
      <text:p text:style-name="P5">/etc/httpd/conf.modules.d/00-proxy.conf</text:p>
      <text:p text:style-name="P5">/etc/httpd/conf.modules.d/00-systemd.conf</text:p>
      <text:p text:style-name="P5">/etc/httpd/conf.modules.d/01-cgi.conf</text:p>
      <text:p text:style-name="P5">/etc/httpd/conf.modules.d/README</text:p>
      <text:p text:style-name="P5">/etc/httpd/conf/httpd.conf</text:p>
      <text:p text:style-name="P5">/etc/httpd/conf/magic</text:p>
      <text:p text:style-name="P5">/etc/httpd/logs</text:p>
      <text:p text:style-name="P5">/etc/httpd/modules</text:p>
      <text:p text:style-name="P5">/etc/httpd/run</text:p>
      <text:p text:style-name="P5">/etc/httpd/state</text:p>
      <text:p text:style-name="P5">/etc/logrotate.d/httpd</text:p>
      <text:p text:style-name="P5">/etc/sysconfig/htcacheclean</text:p>
      <text:p text:style-name="P5">/run/httpd</text:p>
      <text:p text:style-name="P5">/run/httpd/htcacheclean</text:p>
      <text:p text:style-name="P6">/usr/lib64/httpd</text:p>
      <text:p text:style-name="P6">/usr/lib64/httpd/modules</text:p>
      <text:p text:style-name="P6">/usr/lib64/httpd/modules/mod_access_compat.so</text:p>
      <text:p text:style-name="P6">/usr/lib64/httpd/modules/mod_actions.so</text:p>
      <text:p text:style-name="P6">/usr/lib64/httpd/modules/mod_alias.so</text:p>
      <text:p text:style-name="P6">/usr/lib64/httpd/modules/mod_allowmethods.so</text:p>
      <text:p text:style-name="P6">/usr/lib64/httpd/modules/mod_asis.so</text:p>
      <text:p text:style-name="P6">/usr/lib64/httpd/modules/mod_auth_basic.so</text:p>
      <text:p text:style-name="P6">/usr/lib64/httpd/modules/mod_auth_digest.so</text:p>
      <text:p text:style-name="P6">/usr/lib64/httpd/modules/mod_authn_anon.so</text:p>
      <text:p text:style-name="P6">/usr/lib64/httpd/modules/mod_authn_core.so</text:p>
      <text:p text:style-name="P6">/usr/lib64/httpd/modules/mod_authn_dbd.so</text:p>
      <text:p text:style-name="P6">/usr/lib64/httpd/modules/mod_authn_dbm.so</text:p>
      <text:p text:style-name="P6">/usr/lib64/httpd/modules/mod_authn_file.so</text:p>
      <text:p text:style-name="P6">/usr/lib64/httpd/modules/mod_authn_socache.so</text:p>
      <text:p text:style-name="P6">/usr/lib64/httpd/modules/mod_authz_core.so</text:p>
      <text:p text:style-name="P6">/usr/lib64/httpd/modules/mod_authz_dbd.so</text:p>
      <text:p text:style-name="P6">/usr/lib64/httpd/modules/mod_authz_dbm.so</text:p>
      <text:p text:style-name="P6"><text:soft-page-break/>/usr/lib64/httpd/modules/mod_authz_groupfile.so</text:p>
      <text:p text:style-name="P6">/usr/lib64/httpd/modules/mod_authz_host.so</text:p>
      <text:p text:style-name="P6">/usr/lib64/httpd/modules/mod_authz_owner.so</text:p>
      <text:p text:style-name="P6">/usr/lib64/httpd/modules/mod_authz_user.so</text:p>
      <text:p text:style-name="P6">/usr/lib64/httpd/modules/mod_autoindex.so</text:p>
      <text:p text:style-name="P6">/usr/lib64/httpd/modules/mod_brotli.so</text:p>
      <text:p text:style-name="P6">/usr/lib64/httpd/modules/mod_buffer.so</text:p>
      <text:p text:style-name="P6">/usr/lib64/httpd/modules/mod_cache.so</text:p>
      <text:p text:style-name="P6">/usr/lib64/httpd/modules/mod_cache_disk.so</text:p>
      <text:p text:style-name="P6">/usr/lib64/httpd/modules/mod_cache_socache.so</text:p>
      <text:p text:style-name="P6">/usr/lib64/httpd/modules/mod_cgi.so</text:p>
      <text:p text:style-name="P6">/usr/lib64/httpd/modules/mod_cgid.so</text:p>
      <text:p text:style-name="P6">/usr/lib64/httpd/modules/mod_charset_lite.so</text:p>
      <text:p text:style-name="P6">/usr/lib64/httpd/modules/mod_data.so</text:p>
      <text:p text:style-name="P6">/usr/lib64/httpd/modules/mod_dav.so</text:p>
      <text:p text:style-name="P6">/usr/lib64/httpd/modules/mod_dav_fs.so</text:p>
      <text:p text:style-name="P6">/usr/lib64/httpd/modules/mod_dav_lock.so</text:p>
      <text:p text:style-name="P6">/usr/lib64/httpd/modules/mod_dbd.so</text:p>
      <text:p text:style-name="P6">/usr/lib64/httpd/modules/mod_deflate.so</text:p>
      <text:p text:style-name="P6">/usr/lib64/httpd/modules/mod_dialup.so</text:p>
      <text:p text:style-name="P6">/usr/lib64/httpd/modules/mod_dir.so</text:p>
      <text:p text:style-name="P6">/usr/lib64/httpd/modules/mod_dumpio.so</text:p>
      <text:p text:style-name="P6">/usr/lib64/httpd/modules/mod_echo.so</text:p>
      <text:p text:style-name="P6">/usr/lib64/httpd/modules/mod_env.so</text:p>
      <text:p text:style-name="P6">/usr/lib64/httpd/modules/mod_expires.so</text:p>
      <text:p text:style-name="P6">/usr/lib64/httpd/modules/mod_ext_filter.so</text:p>
      <text:p text:style-name="P6">...</text:p>
      <text:p text:style-name="P10">#hi ha més móduls que es troben a /usr/lib64/httpd/modules</text:p>
      <text:p text:style-name="P10"/>
      <text:p text:style-name="P8">/usr/share/man/man5/httpd.conf.5.gz</text:p>
      <text:p text:style-name="P8">/usr/share/man/man8/apachectl.8.gz</text:p>
      <text:p text:style-name="P8">/usr/share/man/man8/fcgistarter.8.gz</text:p>
      <text:p text:style-name="P8">/usr/share/man/man8/htcacheclean.8.gz</text:p>
      <text:p text:style-name="P8">/usr/share/man/man8/htcacheclean.service.8.gz</text:p>
      <text:p text:style-name="P8">/usr/share/man/man8/httpd.8.gz</text:p>
      <text:p text:style-name="P8">/usr/share/man/man8/httpd.service.8.gz</text:p>
      <text:p text:style-name="P8">/usr/share/man/man8/httpd.socket.8.gz</text:p>
      <text:p text:style-name="P8">/usr/share/man/man8/httpd@.service.8.gz</text:p>
      <text:p text:style-name="P8">/usr/share/man/man8/rotatelogs.8.gz</text:p>
      <text:p text:style-name="P8">/usr/share/man/man8/suexec.8.gz</text:p>
      <text:p text:style-name="P8">/var/cache/httpd</text:p>
      <text:p text:style-name="P8">/var/cache/httpd/proxy</text:p>
      <text:p text:style-name="P8">/var/lib/httpd</text:p>
      <text:p text:style-name="P8">/var/log/http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list xml:id="list121032135073781" text:continue-numbering="true" text:style-name="L1">
        <text:list-item>
          <text:p text:style-name="P12"><text:soft-page-break/><text:span text:style-name="T3">Consultarl’estatdelservei i engegar-lo.</text:span></text:p>
          <text:p text:style-name="P12"><text:span text:style-name="T3"/></text:p>
        </text:list-item>
      </text:list>
      <text:p text:style-name="P6">[root@i05 modules]# systemctl status httpd</text:p>
      <text:p text:style-name="P6">● httpd.service - The Apache HTTP Server</text:p>
      <text:p text:style-name="P6"><text:s text:c="5"/>Loaded: loaded (/usr/lib/systemd/system/httpd.service; disabled; vendor preset: disabled)</text:p>
      <text:p text:style-name="P6"><text:s text:c="5"/>Active: active (running) since Fri 2021-01-15 10:35:11 CET; 1h 7min ago</text:p>
      <text:p text:style-name="P6"><text:s text:c="7"/>Docs: man:httpd.service(8)</text:p>
      <text:p text:style-name="P6"><text:s text:c="3"/>Main PID: 7106 (httpd)</text:p>
      <text:p text:style-name="P6"><text:s text:c="5"/>Status: "Total requests: 8; Idle/Busy workers 100/0;Requests/sec: 0.00197; Bytes served/sec: <text:s text:c="2"/>1 B/sec"</text:p>
      <text:p text:style-name="P6"><text:s text:c="6"/>Tasks: 213 (limit: 19012)</text:p>
      <text:p text:style-name="P6"><text:s text:c="5"/>Memory: 22.3M</text:p>
      <text:p text:style-name="P6"><text:s text:c="5"/>CGroup: /system.slice/httpd.service</text:p>
      <text:p text:style-name="P6"><text:s text:c="13"/>├─7106 /usr/sbin/httpd -DFOREGROUND</text:p>
      <text:p text:style-name="P6"><text:s text:c="13"/>├─7107 /usr/sbin/httpd -DFOREGROUND</text:p>
      <text:p text:style-name="P6"><text:s text:c="13"/>├─7109 /usr/sbin/httpd -DFOREGROUND</text:p>
      <text:p text:style-name="P6"><text:s text:c="13"/>├─7110 /usr/sbin/httpd -DFOREGROUND</text:p>
      <text:p text:style-name="P6"><text:s text:c="13"/>└─7111 /usr/sbin/httpd -DFOREGROUND</text:p>
      <text:p text:style-name="P6"/>
      <text:p text:style-name="P6">Jan 15 10:35:11 i05 systemd[1]: Starting The Apache HTTP Server...</text:p>
      <text:p text:style-name="P6">Jan 15 10:35:11 i05 httpd[7106]: Server configured, listening on: port 80</text:p>
      <text:p text:style-name="P20">Jan 15 10:35:11 i05 systemd[1]: Started The Apache HTTP Server.</text:p>
      <text:p text:style-name="P13"><text:span text:style-name="T3"/></text:p>
      <text:list xml:id="list121033734350941" text:continue-numbering="true" text:style-name="L1">
        <text:list-item>
          <text:p text:style-name="P14"><text:span text:style-name="T3">Indicar la ip i el port que utilitzarem</text:span></text:p>
          <text:p text:style-name="P14"><text:span text:style-name="T3"/></text:p>
        </text:list-item>
      </text:list>
      <text:p text:style-name="P7">Editar el fitxer de configuració: /etc/httpd/conf/httpd.conf</text:p>
      <text:p text:style-name="P7"/>
      <text:p text:style-name="P7"><text:span text:style-name="T3">listen 80 #</text:span><text:span text:style-name="T4">per defecte escolta al port 80 i la IP és de localhost</text:span></text:p>
      <text:p text:style-name="P15"><text:span text:style-name="T3"/></text:p>
      <text:list xml:id="list121033971567332" text:continue-numbering="true" text:style-name="L1">
        <text:list-item>
          <text:p text:style-name="P16"><text:span text:style-name="T3">Crear un HTML de prova i afegir-lo al directori de publicació.</text:span></text:p>
        </text:list-item>
      </text:list>
      <text:p text:style-name="P17"><text:span text:style-name="T3"/></text:p>
      <text:p text:style-name="P21">Enganxar el html a /var/www/html/<text:span text:style-name="T5">index.html</text:span></text:p>
      <text:p text:style-name="P21"><text:span text:style-name="T6">Recarregar el daemon “systemctl restart httpd”</text:span></text:p>
      <text:p text:style-name="P21"><text:span text:style-name="T6">Comprovar-ho entrant en el navegador “localhost:80”</text:span></text:p>
      <text:p text:style-name="P21"><text:span text:style-name="T6"/></text:p>
      <text:list xml:id="list121033500369863" text:continue-numbering="true" text:style-name="L1">
        <text:list-item>
          <text:p text:style-name="P19"><text:span text:style-name="T3">Observar-ne els diversos mòduls dinàmics tant i diferenciar els que estàn instal·lats respecte els que estàn carregats.</text:span></text:p>
        </text:list-item>
      </text:list>
      <text:p text:style-name="P18"><text:span text:style-name="T3"/></text:p>
      <text:p text:style-name="P21">[root@i05 conf]# httpd -M</text:p>
      <text:p text:style-name="P21">Loaded Modules:</text:p>
      <text:p text:style-name="P21"><text:s/>core_module (static)</text:p>
      <text:p text:style-name="P21"><text:s/>so_module (static)</text:p>
      <text:p text:style-name="P21"><text:s/>http_module (static)</text:p>
      <text:p text:style-name="P21"><text:s/>access_compat_module (shared)</text:p>
      <text:p text:style-name="P21"><text:s/>actions_module (shared)</text:p>
      <text:p text:style-name="P21"><text:s/>alias_module (shared)</text:p>
      <text:p text:style-name="P21"><text:s/>allowmethods_module (shared)</text:p>
      <text:p text:style-name="P21"><text:s/>auth_basic_module (shared)</text:p>
      <text:p text:style-name="P21"><text:s/>auth_digest_module (shared)</text:p>
      <text:p text:style-name="P21"><text:s/>authn_anon_module (shared)</text:p>
      <text:p text:style-name="P21"><text:s/>authn_core_module (shared)</text:p>
      <text:p text:style-name="P21"><text:s/>authn_dbd_module (shared)</text:p>
      <text:p text:style-name="P21"><text:s/>authn_dbm_module (shared)</text:p>
      <text:p text:style-name="P21"><text:soft-page-break/><text:s/>authn_file_module (shared)</text:p>
      <text:p text:style-name="P21"><text:s/>authn_socache_module (shared)</text:p>
      <text:p text:style-name="P21"><text:s/>authz_core_module (shared)</text:p>
      <text:p text:style-name="P21"><text:s/>authz_dbd_module (shared)</text:p>
      <text:p text:style-name="P21"><text:s/>authz_dbm_module (shared)</text:p>
      <text:p text:style-name="P21"><text:s/>authz_groupfile_module (shared)</text:p>
      <text:p text:style-name="P21"><text:s/>authz_host_module (shared)</text:p>
      <text:p text:style-name="P21"><text:s/>authz_owner_module (shared)</text:p>
      <text:p text:style-name="P21"><text:s/>authz_user_module (shared)</text:p>
      <text:p text:style-name="P21"><text:s/>autoindex_module (shared)</text:p>
      <text:p text:style-name="P21"><text:s/>brotli_module (shared)</text:p>
      <text:p text:style-name="P21"><text:s/>cache_module (shared)</text:p>
      <text:p text:style-name="P21"><text:s/>cache_disk_module (shared)</text:p>
      <text:p text:style-name="P21"><text:s/>cache_socache_module (shared)</text:p>
      <text:p text:style-name="P21"><text:s/>data_module (shared)</text:p>
      <text:p text:style-name="P21"><text:s/>dbd_module (shared)</text:p>
      <text:p text:style-name="P21"><text:s/>deflate_module (shared)</text:p>
      <text:p text:style-name="P21"><text:s/>dir_module (shared)</text:p>
      <text:p text:style-name="P21"><text:s/>dumpio_module (shared)</text:p>
      <text:p text:style-name="P21"><text:s/>echo_module (shared)</text:p>
      <text:p text:style-name="P21"><text:s/>env_module (shared)</text:p>
      <text:p text:style-name="P21"><text:s/>expires_module (shared)</text:p>
      <text:p text:style-name="P21"><text:s/>ext_filter_module (shared)</text:p>
      <text:p text:style-name="P21"><text:s/>filter_module (shared)</text:p>
      <text:p text:style-name="P21"><text:s/>headers_module (shared)</text:p>
      <text:p text:style-name="P21"><text:s/>include_module (shared)</text:p>
      <text:p text:style-name="P21"><text:s/>info_module (shared)</text:p>
      <text:p text:style-name="P21"><text:s/>log_config_module (shared)</text:p>
      <text:p text:style-name="P21"><text:s/>logio_module (shared)</text:p>
      <text:p text:style-name="P21"><text:s/>macro_module (shared)</text:p>
      <text:p text:style-name="P21"><text:s/>mime_magic_module (shared)</text:p>
      <text:p text:style-name="P21"><text:s/>mime_module (shared)</text:p>
      <text:p text:style-name="P21"><text:s/>negotiation_module (shared)</text:p>
      <text:p text:style-name="P21"><text:s/>remoteip_module (shared)</text:p>
      <text:p text:style-name="P21"><text:s/>reqtimeout_module (shared)</text:p>
      <text:p text:style-name="P21"><text:s/>request_module (shared)</text:p>
      <text:p text:style-name="P21"><text:s/>rewrite_module (shared)</text:p>
      <text:p text:style-name="P21"><text:s/>setenvif_module (shared)</text:p>
      <text:p text:style-name="P21"><text:s/>slotmem_plain_module (shared)</text:p>
      <text:p text:style-name="P21"><text:s/>slotmem_shm_module (shared)</text:p>
      <text:p text:style-name="P21"><text:s/>socache_dbm_module (shared)</text:p>
      <text:p text:style-name="P21"><text:s/>socache_memcache_module (shared)</text:p>
      <text:p text:style-name="P21"><text:s/>socache_redis_module (shared)</text:p>
      <text:p text:style-name="P21"><text:s/>socache_shmcb_module (shared)</text:p>
      <text:p text:style-name="P21"><text:s/>status_module (shared)</text:p>
      <text:p text:style-name="P21"><text:s/>substitute_module (shared)</text:p>
      <text:p text:style-name="P21"><text:s/>suexec_module (shared)</text:p>
      <text:p text:style-name="P21"><text:s/>unique_id_module (shared)</text:p>
      <text:p text:style-name="P21"><text:s/>unixd_module (shared)</text:p>
      <text:p text:style-name="P21"><text:soft-page-break/><text:s/>userdir_module (shared)</text:p>
      <text:p text:style-name="P21"><text:s/>version_module (shared)</text:p>
      <text:p text:style-name="P21"><text:s/>vhost_alias_module (shared)</text:p>
      <text:p text:style-name="P21"><text:s/>watchdog_module (shared)</text:p>
      <text:p text:style-name="P21"><text:s/>dav_module (shared)</text:p>
      <text:p text:style-name="P21"><text:s/>dav_fs_module (shared)</text:p>
      <text:p text:style-name="P21"><text:s/>dav_lock_module (shared)</text:p>
      <text:p text:style-name="P21"><text:s/>lua_module (shared)</text:p>
      <text:p text:style-name="P21"><text:s/>mpm_event_module (shared)</text:p>
      <text:p text:style-name="P21"><text:s/>proxy_module (shared)</text:p>
      <text:p text:style-name="P21"><text:s/>lbmethod_bybusyness_module (shared)</text:p>
      <text:p text:style-name="P21"><text:s/>lbmethod_byrequests_module (shared)</text:p>
      <text:p text:style-name="P21"><text:s/>lbmethod_bytraffic_module (shared)</text:p>
      <text:p text:style-name="P21"><text:s/>lbmethod_heartbeat_module (shared)</text:p>
      <text:p text:style-name="P21"><text:s/>proxy_ajp_module (shared)</text:p>
      <text:p text:style-name="P21"><text:s/>proxy_balancer_module (shared)</text:p>
      <text:p text:style-name="P21"><text:s/>proxy_connect_module (shared)</text:p>
      <text:p text:style-name="P21"><text:s/>proxy_express_module (shared)</text:p>
      <text:p text:style-name="P21"><text:s/>proxy_fcgi_module (shared)</text:p>
      <text:p text:style-name="P21"><text:s/>proxy_fdpass_module (shared)</text:p>
      <text:p text:style-name="P21"><text:s/>proxy_ftp_module (shared)</text:p>
      <text:p text:style-name="P21"><text:s/>proxy_http_module (shared)</text:p>
      <text:p text:style-name="P21"><text:s/>proxy_hcheck_module (shared)</text:p>
      <text:p text:style-name="P21"><text:s/>proxy_scgi_module (shared)</text:p>
      <text:p text:style-name="P21"><text:s/>proxy_uwsgi_module (shared)</text:p>
      <text:p text:style-name="P21"><text:s/>proxy_wstunnel_module (shared)</text:p>
      <text:p text:style-name="P21"><text:s/>systemd_module (shared)</text:p>
      <text:p text:style-name="P21"><text:s/>cgid_module (shared)</text:p>
      <text:p text:style-name="P21"><text:s/>http2_module (shared)</text:p>
      <text:p text:style-name="P21"><text:s/>dnssd_module (shared)</text:p>
      <text:p text:style-name="P21"><text:s/>proxy_http2_module (shared)</text:p>
      <text:p text:style-name="P6"/>
      <text:p text:style-name="P7"><text:span text:style-name="T2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1:31:54.189615527</meta:creation-date>
    <dc:date>2021-01-15T12:10:31.996241401</dc:date>
    <meta:editing-duration>PT27M1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5" meta:paragraph-count="216" meta:word-count="527" meta:character-count="7228" meta:non-whitespace-character-count="6721"/>
  </office:meta>
</office:document-meta>
</file>